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9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Tipps:</text:p>
            <text:p>- Widerstandsgröße kann über Farbkodierung ermittelt werden</text:p>
            <text:p>- Ausrichtung der Platine so, dass Binary Kitchen e.V. normal gelesen werden kann (siehe Bild)</text:p>
            <text:p>- Ausrichtung bei Widerständen ist egal</text:p>
            <text:p>- LEDs haben eine Flache Seite und ein kürzeres Beinchen. Beides zeigt die negative Seite an</text:p>
          </table:table-cell>
        </table:table-row>
        <table:table-row table:style-name="ro2">
          <table:table-cell office:value-type="string" calcext:value-type="string">
            <text:p>- Beide ICs mit der Nase nach oben auf die Platine löten</text:p>
            <text:p>- Pinanzahl beachten: IC1 mit 14 Beinchen links, IC2 mit 16 Beinchen rechts</text:p>
          </table:table-cell>
        </table:table-row>
        <table:table-row table:style-name="ro2">
          <table:table-cell office:value-type="string" calcext:value-type="string">
            <text:p>- Widerstände R1 (2,2 kOhm) und R2 (1 MOhm) einlöten</text:p>
            <text:p>- Ausrichtung ist egal</text:p>
          </table:table-cell>
        </table:table-row>
        <table:table-row table:style-name="ro2">
          <table:table-cell office:value-type="string" calcext:value-type="string">
            <text:p>- Widerstäne R3 (2,2 kOhm) und R4 (2,2 MOhm) einlöten</text:p>
            <text:p>- Ausrichtung ist egal</text:p>
          </table:table-cell>
        </table:table-row>
        <table:table-row table:style-name="ro2">
          <table:table-cell office:value-type="string" calcext:value-type="string">
            <text:p>- Wiederstände R5 (120 kOhm), R6 (1,5 kOhm), R7 (1,8 kOhm), R8 (1,5 kOhm) und R9 (3,3 kOhm) einlöten</text:p>
            <text:p>- Ausrichtung ist egal</text:p>
          </table:table-cell>
        </table:table-row>
        <table:table-row table:style-name="ro2">
          <table:table-cell office:value-type="string" calcext:value-type="string">
            <text:p>- Dioden D1 bis D3 (BAW76) mit schwarzer Seite in Richtung weißer Markierung auf der Platine einlöten</text:p>
            <text:p>- Diode D10 (1N4007) mit weißer Seite in Richtung weißer Markierung auf der Platine einlöten</text:p>
          </table:table-cell>
        </table:table-row>
        <table:table-row table:style-name="ro2">
          <table:table-cell office:value-type="string" calcext:value-type="string">
            <text:p>- Kondensatoren C1 (104) und C2 (104) einlöten</text:p>
            <text:p>- Ausrichtung ist egal</text:p>
          </table:table-cell>
        </table:table-row>
        <table:table-row table:style-name="ro2">
          <table:table-cell office:value-type="string" calcext:value-type="string">
            <text:p>- Transistor T1 (BC547) gemäß Markierung einlöten</text:p>
            <text:p>- Ausrichtung: Flache Seite nach unten</text:p>
          </table:table-cell>
        </table:table-row>
        <table:table-row table:style-name="ro2">
          <table:table-cell office:value-type="string" calcext:value-type="string">
            <text:p>- Kondensator C3 (47 uF) mit langem Beinchen (+) nach unten auflöten</text:p>
            <text:p>- Tipp: Auf der Platine ist ein Pluszeichen aufgedruckt</text:p>
          </table:table-cell>
        </table:table-row>
        <table:table-row table:style-name="ro2">
          <table:table-cell office:value-type="string" calcext:value-type="string">
            <text:p>- Schalter S1 auflöten</text:p>
            <text:p>- Tipp: Beinchen haben unterschiedliche Abstände. Es muss nichts verbogen werden. Schalter passt exakt</text:p>
          </table:table-cell>
        </table:table-row>
        <table:table-row table:style-name="ro3">
          <table:table-cell office:value-type="string" calcext:value-type="string">
            <text:p>- LED 1-7 auflöten. Ausrichtung wichtig! Kurzes Beinchen nach oben</text:p>
          </table:table-cell>
        </table:table-row>
        <table:table-row table:style-name="ro3">
          <table:table-cell office:value-type="string" calcext:value-type="string">
            <text:p>- Stromanschluss X1 mit Öffnung nach oben einlö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4:56:54.521093922</meta:creation-date>
    <dc:date>2017-03-26T15:53:07.993528399</dc:date>
    <meta:editing-duration>PT25M40S</meta:editing-duration>
    <meta:editing-cycles>8</meta:editing-cycles>
    <meta:generator>LibreOffice/5.2.6.2$Linux_X86_64 LibreOffice_project/20m0$Build-2</meta:generator>
    <meta:document-statistic meta:table-count="1" meta:cell-count="12" meta:object-count="0"/>
  </office:meta>
</office:document-meta>
</file>